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style:text-underline-style="none"/>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 style:family="paragraph" style:parent-style-name="Standard">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Text_20_body">
      <style:paragraph-properties fo:text-align="start" style:justify-single-word="false"/>
    </style:style>
    <style:style style:name="P9" style:family="paragraph" style:parent-style-name="Standard" style:master-page-name="MP0">
      <style:paragraph-properties style:page-number="auto" fo:break-before="page"/>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text-properties fo:font-size="12pt" fo:font-weight="normal"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5" style:family="paragraph" style:parent-style-name="Título_20_1">
      <style:paragraph-properties fo:text-align="center" style:justify-single-word="false"/>
      <style:text-properties fo:font-size="24pt" style:font-size-asian="24pt" style:font-size-complex="24pt"/>
    </style:style>
    <style:style style:name="P16" style:family="paragraph" style:parent-style-name="Título_20_1">
      <style:paragraph-properties fo:text-align="center" style:justify-single-word="false"/>
    </style:style>
    <style:style style:name="P17" style:family="paragraph" style:parent-style-name="Título_20_3">
      <style:paragraph-properties fo:text-align="center" style:justify-single-word="false"/>
    </style:style>
    <style:style style:name="P18" style:family="paragraph" style:parent-style-name="Título_20_9">
      <style:paragraph-properties fo:text-align="start" style:justify-single-word="false"/>
    </style:style>
    <style:style style:name="P19" style:family="paragraph" style:parent-style-name="Text_20_body">
      <style:paragraph-properties fo:text-align="start" style:justify-single-word="fals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ize="14pt" fo:font-weight="bold" style:font-size-asian="14pt" style:font-weight-asian="bold" style:font-size-complex="14pt" style:font-weight-complex="bold"/>
    </style:style>
    <style:style style:name="T4" style:family="text">
      <style:text-properties style:font-name="Arial1" fo:font-size="14pt" fo:font-weight="bold" style:font-size-asian="14pt" style:font-weight-asian="bold" style:font-size-complex="14pt" style:font-weight-complex="bold"/>
    </style:style>
    <style:style style:name="T5" style:family="text">
      <style:text-properties style:font-name="Times New Roman1" fo:font-size="12pt" fo:font-weight="normal" style:font-size-asian="12pt" style:font-weight-asian="normal" style:font-size-complex="12pt" style:font-weight-complex="normal"/>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signatura : Taller de desarrollo de software</text:p>
      <text:p text:style-name="Standard">Fecha : Lunes 21 de Septiembre de 2013</text:p>
      <text:p text:style-name="Standard">Tema : Compilador C-TDS</text:p>
      <text:p text:style-name="Standard"/>
      <text:p text:style-name="Standard"/>
      <text:p text:style-name="Standard"/>
      <text:p text:style-name="Standard"/>
      <text:p text:style-name="Standard"/>
      <text:p text:style-name="Standard"/>
      <text:p text:style-name="Standard"/>
      <text:p text:style-name="Standard"/>
      <text:p text:style-name="Standard"/>
      <text:h text:style-name="P15" text:outline-level="1">TERCERA ENTREGA</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Standard"/>
      <text:p text:style-name="Standard"/>
      <text:p text:style-name="Standard"/>
      <text:p text:style-name="Standard"/>
      <text:p text:style-name="P1">Marchisio, <text:span text:style-name="T1">Elián</text:span> Emanuel</text:p>
      <text:p text:style-name="P1">e-mail : elianmarchisio@gmail.com</text:p>
      <text:p text:style-name="Standard"/>
      <text:p text:style-name="Standard"/>
      <text:p text:style-name="P1">Gasparrini, Jonathan Leonel</text:p>
      <text:p text:style-name="P1">e-mail : jlgasparrini@gmail.com</text:p>
      <text:p text:style-name="P1"/>
      <text:p text:style-name="Standard"/>
      <text:p text:style-name="P1">Viale, Flavio Ezequiel</text:p>
      <text:p text:style-name="P1">e-mail : flavioviale@hotmail.com</text:p>
      <text:p text:style-name="P1"/>
      <text:p text:style-name="Standard"/>
      <text:p text:style-name="Standard"/>
      <text:p text:style-name="Standard"><text:soft-page-break/></text:p>
      <text:p text:style-name="Standard"/>
      <text:p text:style-name="Standard"/>
      <text:p text:style-name="Standard"/>
      <text:h text:style-name="P16" text:outline-level="1">Indice</text:h>
      <text:p text:style-name="Standard"/>
      <text:p text:style-name="Standard"/>
      <text:p text:style-name="Standard"/>
      <text:p text:style-name="Standard"/>
      <text:p text:style-name="Standard">Objetivos</text:p>
      <text:p text:style-name="Standard"><text:tab/>generales...................................................................................................................................3</text:p>
      <text:p text:style-name="Standard"><text:tab/>secundarios...............................................................................................................................3</text:p>
      <text:p text:style-name="Standard"><text:tab/>segunda entrega........................................................................................................................3</text:p>
      <text:p text:style-name="Standard"><text:tab/><text:span text:style-name="T5">tercer entrega............................................................................................................................3</text:span></text:p>
      <text:p text:style-name="Standard">Herramientas utilizadas........................................................................................................................4</text:p>
      <text:p text:style-name="Standard">Problemas detectados sin solucionar en la segunda etapa....................................................................4</text:p>
      <text:p text:style-name="Standard">Problemas detectados en la tercera etapa.............................................................................................4</text:p>
      <text:p text:style-name="P7">Restricciones aplicadas al lenguaje......................................................................................................5</text:p>
      <text:p text:style-name="P7">Soluciones de diseño............................................................................................................................6</text:p>
      <text:p text:style-name="P7">División de tareas.................................................................................................................................6</text:p>
      <text:p text:style-name="Standard">Bibliografía...........................................................................................................................................6</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P16" text:outline-level="1">Objetivos Generales</text:h>
      <text:p text:style-name="Standard"/>
      <text:p text:style-name="Standard">Se desea crear un compilador para el compilador gcc que permita compilar código fuente escrito en C-TDS según la descripción en [1] a código assembly x86. El objetivo del compilador es realizar las tareas de parsing de código y creación de archivos assembly x86.</text:p>
      <text:p text:style-name="Standard"/>
      <text:p text:style-name="Standard">Dentro de las tareas del compilador se encuentran las siguientes :</text:p>
      <text:p text:style-name="Standard"/>
      <text:list xml:id="list15077394991" text:style-name="L1">
        <text:list-item>
          <text:p text:style-name="P10">Verificación léxica</text:p>
        </text:list-item>
        <text:list-item>
          <text:p text:style-name="P10">Verificación gramatical (análisis sintáctico)</text:p>
        </text:list-item>
        <text:list-item>
          <text:p text:style-name="P10">Verificación semántica (verificación de tipos, de declaración de variables, etc)</text:p>
        </text:list-item>
        <text:list-item>
          <text:p text:style-name="P10">Limpieza del código (obtención de un código intermedio mas limpio)</text:p>
        </text:list-item>
        <text:list-item>
          <text:p text:style-name="P10">Creación de tabla de símbolos</text:p>
        </text:list-item>
        <text:list-item>
          <text:p text:style-name="P10">Transformación del código intermedio (código limpio) a código assembly</text:p>
        </text:list-item>
      </text:list>
      <text:p text:style-name="Standard"/>
      <text:p text:style-name="Standard"/>
      <text:h text:style-name="P17" text:outline-level="3"/>
      <text:h text:style-name="P17" text:outline-level="3">Objetivos secundarios</text:h>
      <text:p text:style-name="Standard"/>
      <text:list xml:id="list885384059" text:style-name="L2">
        <text:list-item>
          <text:p text:style-name="P11">Permitir usar archivos como entrada al parser (lex+yacc)</text:p>
        </text:list-item>
        <text:list-item>
          <text:p text:style-name="P11">Contar las lineas de código (utilizando fin de linea)</text:p>
        </text:list-item>
        <text:list-item>
          <text:p text:style-name="P11">Eliminar lineas comentadas</text:p>
        </text:list-item>
        <text:list-item>
          <text:p text:style-name="P11">Contar caracteres</text:p>
        </text:list-item>
        <text:list-item>
          <text:p text:style-name="P11">Reportar símbolos erróneos en lex</text:p>
        </text:list-item>
      </text:list>
      <text:p text:style-name="Standard"/>
      <text:p text:style-name="Standard"/>
      <text:h text:style-name="P17" text:outline-level="3">Objetivos de la segunda entrega</text:h>
      <text:p text:style-name="Standard"/>
      <text:p text:style-name="Standard">Crear una definición en lex para el análisis léxico y una definición en yacc para el análisis sintáctico. Solo se desea controlar la sintaxis de un código fuente en C-TDS, por lo que no se incluirán acciones asociadas a las reglas en yacc.</text:p>
      <text:p text:style-name="Standard"/>
      <text:p text:style-name="Standard"/>
      <text:p text:style-name="Standard"/>
      <text:p text:style-name="Standard"><text:span text:style-name="T4"><text:tab/><text:tab/><text:tab/> <text:s text:c="6"/>Objetivos de la tercer entrega</text:span></text:p>
      <text:p text:style-name="Standard"/>
      <text:p text:style-name="Standard">Crear una estructura de datos que contenga el código de tres direcciones correspondiente a un programa a tratar.</text:p>
      <text:p text:style-name="Standard"/>
      <text:p text:style-name="Standard"/>
      <text:h text:style-name="P17" text:outline-level="3"><text:soft-page-break/></text:h>
      <text:p text:style-name="Standard"/>
      <text:p text:style-name="Standard"/>
      <text:p text:style-name="Standard"/>
      <text:h text:style-name="P18" text:outline-level="9"><text:s text:c="3"/><text:tab/><text:tab/><text:tab/>Herramientas utilizadas</text:h>
      <text:p text:style-name="Standard"/>
      <text:p text:style-name="Standard"/>
      <text:p text:style-name="Standard">LEX</text:p>
      <text:p text:style-name="Standard">Analizador léxico</text:p>
      <text:p text:style-name="Standard">Plataforma : Linux (Ubuntu)</text:p>
      <text:p text:style-name="Standard">Versión : 2.5.35 (Flex)</text:p>
      <text:p text:style-name="Standard">Homepage : N/A</text:p>
      <text:p text:style-name="Standard"/>
      <text:p text:style-name="Standard">YACC</text:p>
      <text:p text:style-name="Standard"><text:span text:style-name="T2">Generador</text:span> de parsers LALR</text:p>
      <text:p text:style-name="Standard">Plataforma : Linux (Ubuntu)<text:line-break/>Versión : 2.5 (Bison)</text:p>
      <text:p text:style-name="Standard">Homepage : N/A</text:p>
      <text:p text:style-name="P3"/>
      <text:p text:style-name="P3"/>
      <text:p text:style-name="P3"><text:tab/><text:tab/><text:tab/></text:p>
      <text:p text:style-name="P3"/>
      <text:p text:style-name="P3"><text:tab/><text:tab/>Problemas detectados sin solucionar en la segunda etapa</text:p>
      <text:p text:style-name="P3"/>
      <text:p text:style-name="P6">Varios tests erróneos arrojan segmentation fault (por ejemplo, el test “error_bloques.c-tds”).</text:p>
      <text:p text:style-name="P6">A pesar de conocer la solución, decidimos que siga pasando, ya que de otra forma incrementaría en gran medida la cantidad de errores de cada método, y de esa manera no se alcanzan a visualizar los resultados de todos los tests en la terminal.</text:p>
      <text:p text:style-name="P6">Para solucionar dicho problema, dentro del archivo SymbolsTable/Utils.c deben modificarse ciertos métodos (por ejemplo getVariableAttribute) de manera que no retornen NULL, sino que retornen algún elemento válido, insertando previamente el error en la cola de errores (por ejemplo un mensaje que indique que un identificador no existía en la tabla de símbolos).</text:p>
      <text:p text:style-name="P4"/>
      <text:p text:style-name="P4"/>
      <text:p text:style-name="P4"/>
      <text:p text:style-name="P4"><text:tab/><text:tab/>Problemas detectados en la tercer etapa</text:p>
      <text:p text:style-name="P4"/>
      <text:p text:style-name="P6">Los problemas detectados en la segunda etapa fueron corregidos.</text:p>
      <text:p text:style-name="P6"/>
      <text:p text:style-name="P6">En esta tercer etapa, tuvimos un problema con el tratamiento de los ifs, debido a que al poner el tratamiento correspondiente a un if para el código de tres direcciones, debíamos poner código C entre medio de los tokens de dicha regla de la gramática y esto nos arrojaba conflicto shift/reduce.</text:p>
      <text:p text:style-name="P6">Este problema fue resuelto agregando un nuevo no-terminal a la gramática.</text:p>
      <text:p text:style-name="P4"/>
      <text:p text:style-name="P4"/>
      <text:p text:style-name="P4"/>
      <text:p text:style-name="P4"/>
      <text:p text:style-name="P4"/>
      <text:p text:style-name="P4"><text:soft-page-break/></text:p>
      <text:p text:style-name="P4"/>
      <text:p text:style-name="P4"/>
      <text:p text:style-name="P4"/>
      <text:p text:style-name="P4">Restricciones aplicadas al lenguaje / Consideraciones del lenguaje: </text:p>
      <text:p text:style-name="P4">Segunda entrega</text:p>
      <text:p text:style-name="P6"/>
      <text:p text:style-name="P6"/>
      <text:p text:style-name="P6">- La cantidad de parámetros que puede tener un método es fija (no puede superar las 20 unidades).</text:p>
      <text:p text:style-name="P6"/>
      <text:p text:style-name="P6">- En caso de tener alguna definición de variables o métodos, debe existir obligatoriamente un <text:s text:c="74"/>método “main”.</text:p>
      <text:p text:style-name="P6"/>
      <text:p text:style-name="P6">- No se permite coerción de tipos.</text:p>
      <text:p text:style-name="P6"/>
      <text:p text:style-name="P6">- Si se usa el operador de resta, debe separarse el operador derecho con al menos un espacio (por ejemplo, 3- 5, 2 – 4).</text:p>
      <text:p text:style-name="P6"/>
      <text:p text:style-name="P6">- Cada operador binario (excepto == y !=), requiere que ambos operandos sean del mismo tipo.</text:p>
      <text:p text:style-name="P6"/>
      <text:p text:style-name="P6">- Un método puede tener tantas sentencias “return” como se desee y en cualquier lugar del mismo.</text:p>
      <text:p text:style-name="P6"/>
      <text:p text:style-name="P6">- El método “main” puede retornar cualquier tipo, pero no debe tener parámetros.</text:p>
      <text:p text:style-name="P6"/>
      <text:p text:style-name="P6"/>
      <text:p text:style-name="P6"/>
      <text:p text:style-name="P6"/>
      <text:p text:style-name="P6"/>
      <text:p text:style-name="P4">Restricciones aplicadas al lenguaje / Consideraciones del lenguaje:</text:p>
      <text:p text:style-name="P4">Tercer entrega</text:p>
      <text:p text:style-name="P6"/>
      <text:p text:style-name="P6">Se han modificado ligeramente las restricciones/consideraciones del lenguaje con respecto a la segunda entrega:</text:p>
      <text:p text:style-name="P6"/>
      <text:p text:style-name="P6">- En caso de tener alguna definición de variables o métodos, debe existir obligatoriamente un <text:s text:c="74"/>método “main”.</text:p>
      <text:p text:style-name="P6"/>
      <text:p text:style-name="P6">- No se permite coerción de tipos.</text:p>
      <text:p text:style-name="P6"/>
      <text:p text:style-name="P6">- Si se usa el operador de resta, debe separarse el operador derecho con al menos un espacio (por ejemplo, 3- 5, 2 – 4).</text:p>
      <text:p text:style-name="P6"/>
      <text:p text:style-name="P6">- Cada operador binario requiere que ambos operandos sean del mismo tipo.</text:p>
      <text:p text:style-name="P6"/>
      <text:p text:style-name="P6">- Un método puede tener tantas sentencias “return” como se desee (con un número mayor a 1 de las mismas) y en cualquier lugar del mismo.</text:p>
      <text:p text:style-name="P6"/>
      <text:p text:style-name="P6">- El método “main” puede retornar cualquier tipo, pero no debe tener parámetros.</text:p>
      <text:p text:style-name="P6"/>
      <text:p text:style-name="P6"/>
      <text:p text:style-name="P6"/>
      <text:p text:style-name="P6"><text:soft-page-break/></text:p>
      <text:p text:style-name="P6"/>
      <text:p text:style-name="P6"/>
      <text:p text:style-name="P6"><text:tab/><text:tab/><text:tab/><text:span text:style-name="T3">Soluciones de diseño</text:span></text:p>
      <text:p text:style-name="P4"/>
      <text:p text:style-name="P6">Creamos el atributo (declarado en SymbolsTable/Attribute.h) de la forma en la que nos fue aconsejada, evitando así el desperdicio de memoria (por ejemplo, no se lleva una lista de parametros para atributos que son variables), de manera que creemos se optimizó el consumo de la misma durante el armado del árbol de parseo.</text:p>
      <text:p text:style-name="P6"/>
      <text:p text:style-name="P6"/>
      <text:p text:style-name="P6">Se lleva una lista de labels de métodos, una pila para los labels de los if, y otras dos para los while y for respectivamente.</text:p>
      <text:p text:style-name="P6"/>
      <text:p text:style-name="Standard"/>
      <text:p text:style-name="Standard"/>
      <text:p text:style-name="Standard"/>
      <text:p text:style-name="Standard"/>
      <text:p text:style-name="Standard"><text:tab/><text:tab/><text:tab/><text:span text:style-name="T3">División de tareas</text:span></text:p>
      <text:p text:style-name="P5"/>
      <text:p text:style-name="P5"/>
      <text:p text:style-name="P5">Gasparrini, Jonathan: Implementación de LinkedList, Attribute, Utils, Testing.</text:p>
      <text:p text:style-name="P5"/>
      <text:p text:style-name="P5">Marchisio, Elián <text:s text:c="5"/>: Implementación de SymbolsTable, Attribute, StringStack, Utils, Yacc, Testing.</text:p>
      <text:p text:style-name="P5"/>
      <text:p text:style-name="P5">Viale, Flavio<text:tab/> <text:s text:c="8"/>: Implementación de Lex, Utils, Yacc.</text:p>
      <text:p text:style-name="Standard"/>
      <text:p text:style-name="Standard"/>
      <text:p text:style-name="Standard">Aunque en general, estuvimos agregando y modificando cada archivo a necesidad.</text:p>
      <text:p text:style-name="Standard"/>
      <text:p text:style-name="Standard"/>
      <text:p text:style-name="Standard"/>
      <text:h text:style-name="P18" text:outline-level="9"/>
      <text:h text:style-name="P18" text:outline-level="9"><text:s text:c="4"/><text:tab/><text:tab/><text:tab/>Bibliografía</text:h>
      <text:p text:style-name="P8"/>
      <text:p text:style-name="P8">Transparencias provistas por la cáted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A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ítulo_20_3" style:display-name="Título 3" style:family="paragraph" style:parent-style-name="Heading" style:next-style-name="Text_20_body" style:default-outline-level="3">
      <style:paragraph-properties fo:hyphenation-ladder-count="no-limit"/>
      <style:text-properties fo:font-weight="bold" style:font-weight-asian="bold" style:font-weight-complex="bold" fo:hyphenate="false"/>
    </style:style>
    <style:style style:name="Título_20_4" style:display-name="Título 4" style:family="paragraph" style:parent-style-name="Heading" style:next-style-name="Text_20_body" style:default-outline-level="4">
      <style:paragraph-properties fo:hyphenation-ladder-count="no-limit"/>
      <style:text-properties fo:font-style="italic" fo:font-weight="bold" style:font-style-asian="italic" style:font-weight-asian="bold" style:font-style-complex="italic" style:font-weight-complex="bold" fo:hyphenate="false"/>
    </style:style>
    <style:style style:name="Título_20_8" style:display-name="Título 8" style:family="paragraph" style:parent-style-name="Heading" style:next-style-name="Text_20_body" style:default-outline-level="8">
      <style:paragraph-properties fo:hyphenation-ladder-count="no-limit"/>
      <style:text-properties fo:font-weight="bold" style:font-weight-asian="bold" style:font-weight-complex="bold" fo:hyphenate="false"/>
    </style:style>
    <style:style style:name="Título_20_9" style:display-name="Título 9" style:family="paragraph" style:parent-style-name="Heading" style:next-style-name="Text_20_body" style:default-outline-level="9">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Epígrafe"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Flavio</meta:initial-creator>
    <meta:creation-date>2013-08-26T21:11:00Z</meta:creation-date>
    <dc:date>2013-10-21T19:24:51</dc:date>
    <meta:editing-cycles>76</meta:editing-cycles>
    <meta:editing-duration>PT6H12M15S</meta:editing-duration>
    <dc:creator>elian </dc:creator>
    <meta:document-statistic meta:table-count="0" meta:image-count="0" meta:object-count="0" meta:page-count="6" meta:paragraph-count="89" meta:word-count="881" meta:character-count="7045" meta:non-whitespace-character-count="6060"/>
    <meta:template xlink:type="simple" xlink:actuate="onRequest" xlink:title="" xlink:href="Normal"/>
  </office:meta>
</office:document-meta>
</file>